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>
      <style:graphic-properties svg:stroke-color="#ff3333" draw:fill="solid" draw:fill-color="#ff3333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622cm" style:use-optimal-column-width="false"/>
    </style:style>
    <style:style style:name="co2" style:family="table-column">
      <style:table-column-properties style:column-width="4.6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865cm"/>
    </style:style>
    <style:style style:name="ro4" style:family="table-row">
      <style:table-row-properties style:row-height="3.1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margin-top="0cm" fo:margin-bottom="0cm" fo:text-align="center"/>
    </style:style>
    <style:style style:name="ce4" style:family="table-cell">
      <style:graphic-properties style:repeat="repeat" draw:textarea-vertical-align="middle"/>
      <style:paragraph-properties fo:margin-top="0cm" fo:margin-bottom="0cm" fo:text-align="center"/>
      <style:text-properties fo:font-size="66pt" style:font-size-asian="66pt" style:font-size-complex="66p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 draw:textarea-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>
      <style:graphic-properties style:repeat="repeat" draw:textarea-vertical-align="middle"/>
      <style:paragraph-properties fo:margin-top="0cm" fo:margin-bottom="0cm" fo:text-align="center"/>
      <style:text-properties fo:font-size="16pt" style:font-size-asian="16pt" style:font-size-complex="16pt"/>
    </style:style>
    <style:style style:name="ce8" style:family="table-cell">
      <style:graphic-properties style:repeat="repeat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0pt" fo:text-shadow="none" style:text-underline-style="none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/>
      <style:text-properties fo:font-size="66pt" style:font-size-asian="66pt" style:font-size-complex="66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language="fr" fo:country="FR"/>
    </style:style>
    <style:style style:name="P8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ffffff" fo:font-size="40pt" fo:language="fr" fo:country="FR" fo:text-shadow="none" style:text-underline-style="none" fo:font-weight="bold" style:font-size-asian="40pt" style:font-weight-asian="bold" style:font-size-complex="4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Quels sont les problèmes rencontrés</text:span></text:p>
          </draw:text-box>
        </draw:frame>
        <draw:frame draw:style-name="standard" draw:layer="layout" svg:width="23.111cm" svg:height="12.44cm" svg:x="2.963cm" svg:y="5.96cm">
          <table:table table:template-name="orange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Critique</text:p>
              </table:table-cell>
              <table:table-cell>
                <text:p text:style-name="P3">Plateforme</text:p>
              </table:table-cell>
              <table:table-cell>
                <text:p text:style-name="P3">Problème</text:p>
              </table:table-cell>
              <table:table-cell>
                <text:p text:style-name="P3">Solutions</text:p>
              </table:table-cell>
            </table:table-row>
            <table:table-row table:style-name="ro2" table:default-cell-style-name="ce3">
              <table:table-cell>
                <text:p text:style-name="P4">#1</text:p>
              </table:table-cell>
              <table:table-cell table:style-name="ce4">
                <text:p text:style-name="P5"><text:span text:style-name="T2">X</text:span></text:p>
              </table:table-cell>
              <table:table-cell>
                <text:p text:style-name="P4">Android</text:p>
              </table:table-cell>
              <table:table-cell>
                <text:p text:style-name="P4">Temps d'installation d'Android studio long</text:p>
              </table:table-cell>
              <table:table-cell>
                <text:p text:style-name="P4">Délai</text:p>
              </table:table-cell>
            </table:table-row>
            <table:table-row table:style-name="ro3" table:default-cell-style-name="ce5">
              <table:table-cell>
                <text:p text:style-name="P1">#2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Windows</text:p>
              </table:table-cell>
              <table:table-cell>
                <text:p text:style-name="P1">Manque JRE/JDK</text:p>
              </table:table-cell>
              <table:table-cell table:style-name="ce6">
                <text:p text:style-name="P6"><text:span text:style-name="T3">Installation console</text:span></text:p>
              </table:table-cell>
            </table:table-row>
            <table:table-row table:style-name="ro3" table:default-cell-style-name="ce5">
              <table:table-cell>
                <text:p text:style-name="P1">#3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Git</text:p>
              </table:table-cell>
              <table:table-cell>
                <text:p text:style-name="P1">Impossible de commit et pull</text:p>
              </table:table-cell>
              <table:table-cell>
                <text:p text:style-name="P1">Réinstallation</text:p>
              </table:table-cell>
            </table:table-row>
            <table:table-row table:style-name="ro3" table:default-cell-style-name="ce5">
              <table:table-cell>
                <text:p text:style-name="P1">#4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IOS</text:p>
              </table:table-cell>
              <table:table-cell>
                <text:p text:style-name="P1">Ne pas arriver </text:p>
              </table:table-cell>
              <table:table-cell>
                <text:p text:style-name="P1">Nouvelle installation prop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2cm" svg:y="-0.136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1" draw:layer="Mise en page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Quels sont les problèmes rencontrés</text:span></text:p>
          </draw:text-box>
        </draw:frame>
        <draw:frame draw:style-name="standard" draw:layer="layout" svg:width="23.111cm" svg:height="12.44cm" svg:x="2.963cm" svg:y="5.96cm">
          <table:table table:template-name="orange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Critique</text:p>
              </table:table-cell>
              <table:table-cell>
                <text:p text:style-name="P3">Plateforme</text:p>
              </table:table-cell>
              <table:table-cell>
                <text:p text:style-name="P3">Problème</text:p>
              </table:table-cell>
              <table:table-cell>
                <text:p text:style-name="P3">Solutions</text:p>
              </table:table-cell>
            </table:table-row>
            <table:table-row table:style-name="ro2" table:default-cell-style-name="ce3">
              <table:table-cell>
                <text:p text:style-name="P4">#5</text:p>
              </table:table-cell>
              <table:table-cell table:style-name="ce4">
                <text:p text:style-name="P5"><text:span text:style-name="T2">X</text:span></text:p>
              </table:table-cell>
              <table:table-cell>
                <text:p text:style-name="P4">IOS</text:p>
              </table:table-cell>
              <table:table-cell table:style-name="ce7">
                <text:p text:style-name="P8"><text:span text:style-name="T4">Ne pas arriver</text:span></text:p>
                <text:p text:style-name="P8"><text:span text:style-name="T4">à mettre un</text:span></text:p>
                <text:p text:style-name="P8"><text:span text:style-name="T4">pop-up pour autoriser l'appareil photo</text:span></text:p>
              </table:table-cell>
              <table:table-cell>
                <text:p text:style-name="P4">Simulation : Reset content and setting</text:p>
              </table:table-cell>
            </table:table-row>
            <table:table-row table:style-name="ro3" table:default-cell-style-name="ce5">
              <table:table-cell>
                <text:p text:style-name="P1">#6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Mac</text:p>
              </table:table-cell>
              <table:table-cell>
                <text:p text:style-name="P1">Installation des raccourcis dans le bash_profile</text:p>
              </table:table-cell>
              <table:table-cell table:style-name="ce6"/>
            </table:table-row>
            <table:table-row table:style-name="ro3" table:default-cell-style-name="ce5">
              <table:table-cell>
                <text:p text:style-name="P1">#7</text:p>
              </table:table-cell>
              <table:table-cell/>
              <table:table-cell>
                <text:p text:style-name="P1">Windows</text:p>
              </table:table-cell>
              <table:table-cell table:style-name="ce8">
                <text:p text:style-name="P9"><text:span text:style-name="T5">Manque de rigueur, mauvais fichier modifié pendant 20 min</text:span></text:p>
              </table:table-cell>
              <table:table-cell>
                <text:p text:style-name="P1">Modifier le bon fichier</text:p>
              </table:table-cell>
            </table:table-row>
            <table:table-row table:style-name="ro4" table:default-cell-style-name="ce5">
              <table:table-cell>
                <text:p text:style-name="P1">#8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Émulateur IOS</text:p>
              </table:table-cell>
              <table:table-cell>
                <text:p text:style-name="P1">Le compass ne fonctionne pas sur l'émulateur ios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2cm" svg:y="-0.136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2T16:06:36.798400247</dc:date>
    <meta:editing-duration>PT6H12M25S</meta:editing-duration>
    <meta:editing-cycles>22</meta:editing-cycles>
    <meta:generator>LibreOffice/4.2.8.2$Linux_X86_64 LibreOffice_project/420m0$Build-2</meta:generator>
    <meta:document-statistic meta:object-count="31"/>
  </office:meta>
</office:document-meta>
</file>